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PropertyList.putExplicit( int propId , Property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cPropertyList.getExplicit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ropertyList.StaticPropertyList( FObj fObjToAttach , PropertyList parentPropert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PropertyList.get( int propId , boolean bTryInherit , boolean bTryDe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